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JP" svg:font-family="'Noto Sans JP'" style:font-family-generic="system" style:font-pitch="variable"/>
    <style:font-face style:name="Noto Serif JP" svg:font-family="'Noto Serif JP'" style:font-family-generic="system" style:font-pitch="variable"/>
    <style:font-face style:name="OpenSymbol" svg:font-family="OpenSymbol" style:font-charset="x-symbol"/>
    <style:font-face style:name="ＭＳ ゴシック" svg:font-family="'ＭＳ ゴシック'" style:font-family-generic="modern" style:font-pitch="fixed"/>
  </office:font-face-decls>
  <office:automatic-styles>
    <style:style style:name="P1" style:family="paragraph" style:parent-style-name="Standard">
      <style:text-properties fo:font-size="15pt" style:font-size-asian="15pt" style:font-size-complex="15pt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T1" style:family="text">
      <style:text-properties style:font-weight-asian="bold"/>
    </style:style>
    <style:style style:name="T2" style:family="text">
      <style:text-properties fo:font-weight="bol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chievements / NFT実績証明 (ERC-721) </text:p>
      <text:p text:style-name="P1"/>
      <text:h text:style-name="Heading_20_4" text:outline-level="4">1. 概要 (Overview)</text:h>
      <text:p text:style-name="Text_20_body">本プロジェクトの全行程を完遂した証として、独自の実績証明NFT（ERC-721）を発行しました。このプロセスでは、トークンの発行だけでなく、外部ストレージ（GitHub）を利用したメタデータの紐付けと、大規模コードの検証（Verify）を実践しています。</text:p>
      <text:h text:style-name="Heading_20_4" text:outline-level="4">2. 技術仕様 (Technical Specifications)</text:h>
      <text:list text:style-name="L1">
        <text:list-item>
          <text:p text:style-name="P2"><text:span text:style-name="T1">規格</text:span>: ERC-721 (OpenZeppelin <text:span text:style-name="Source_20_Text">ERC721URIStorage</text:span> を使用)</text:p>
        </text:list-item>
        <text:list-item>
          <text:p text:style-name="P2"><text:span text:style-name="T1">ネットワーク</text:span>: Robinhood Chain Testnet</text:p>
        </text:list-item>
        <text:list-item>
          <text:p text:style-name="P2"><text:span text:style-name="T1">メタデータ管理</text:span>: GitHub上のJSONファイル (<text:span text:style-name="Source_20_Text">badge.json</text:span>) を <text:span text:style-name="Source_20_Text">tokenURI</text:span> として参照。</text:p>
        </text:list-item>
      </text:list>
      <text:h text:style-name="Heading_20_4" text:outline-level="4">3. 実装のポイント (Key Implementation Steps)</text:h>
      <text:list text:style-name="L2">
        <text:list-item>
          <text:p text:style-name="P3"><text:span text:style-name="T1">メタデータの作成</text:span>: GitHubに画像とJSONをアップロードし、<text:span text:style-name="Source_20_Text">Raw</text:span> URLを取得してコントラクトに紐付けました。</text:p>
        </text:list-item>
        <text:list-item>
          <text:p text:style-name="P3"><text:span text:style-name="T1">コントラクトのフラット化 </text:span><text:span text:style-name="T2">(Flatten)</text:span>: 多くのライブラリをインポートしているため、エクスプローラーでの検証用にファイルを一つに統合。</text:p>
        </text:list-item>
        <text:list-item>
          <text:p text:style-name="P3"><text:span text:style-name="T1">検証時のエラー対策</text:span>: フラット化後に重複する <text:span text:style-name="Source_20_Text">pragma solidity</text:span> や <text:span text:style-name="Source_20_Text">SPDX-License</text:span> を手作業で削除し、コンパイルエラーを解消しました。</text:p>
        </text:list-item>
      </text:list>
      <text:h text:style-name="Heading_20_4" text:outline-level="4">4. 検証済みコントラクト (Verified Contract)</text:h>
      <text:list text:style-name="L3">
        <text:list-item>
          <text:p text:style-name="P4"><text:span text:style-name="T2">Address</text:span>: <text:span text:style-name="Source_20_Text">0x680AeA01Ee91170d1927Cccb6DA0067875D1e1fC</text:span></text:p>
        </text:list-item>
        <text:list-item>
          <text:p text:style-name="P4"><text:span text:style-name="T2">Explorer</text:span>: <text:a xlink:type="simple" xlink:href="https://explorer.testnet.chain.robinhood.com/address/0x680AeA01Ee91170d1927Cccb6DA0067875D1e1fC?tab=contract" text:style-name="Internet_20_link" text:visited-style-name="Visited_20_Internet_20_Link">https://explorer.testnet.chain.robinhood.com/address/0x680AeA01Ee91170d1927Cccb6DA0067875D1e1fC?tab=contract</text:a></text:p>
          <text:p text:style-name="P4"/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JP" svg:font-family="'Noto Sans JP'" style:font-family-generic="system" style:font-pitch="variable"/>
    <style:font-face style:name="Noto Serif JP" svg:font-family="'Noto Serif JP'" style:font-family-generic="system" style:font-pitch="variable"/>
    <style:font-face style:name="OpenSymbol" svg:font-family="OpenSymbol" style:font-charset="x-symbol"/>
    <style:font-face style:name="ＭＳ ゴシック" svg:font-family="'ＭＳ ゴシック'" style:font-family-generic="modern" style:font-pitch="fixe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JP" style:font-size-asian="10.5pt" style:language-asian="ja" style:country-asian="JP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JP" style:font-size-asian="10.5pt" style:language-asian="ja" style:country-asian="JP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JP" style:font-family-asian="'Noto Sans JP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JP" style:font-family-asian="'Noto Serif JP'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ＭＳ ゴシック" style:font-family-asian="'ＭＳ ゴシック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3-04T11:46:29.554023900</meta:creation-date>
    <dc:date>2026-03-04T11:49:54.349279500</dc:date>
    <meta:editing-duration>PT3M26S</meta:editing-duration>
    <meta:editing-cycles>1</meta:editing-cycles>
    <meta:document-statistic meta:table-count="0" meta:image-count="0" meta:object-count="0" meta:page-count="1" meta:paragraph-count="15" meta:word-count="364" meta:character-count="800" meta:non-whitespace-character-count="760"/>
    <meta:generator>LibreOffice/25.2.7.2$Windows_X86_64 LibreOffice_project/5cbfd1ab6520636bb5f7b99185aa69bd7456825d</meta:generator>
  </office:meta>
</office:document-meta>
</file>